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4">
      <style:table-cell-properties fo:background-color="#9999FF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FFFF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 style:data-style-name="N39"/>
    <style:style style:name="ce9" style:family="table-cell" style:parent-style-name="Default" style:data-style-name="N0">
      <style:table-cell-properties style:vertical-align="middle" fo:wrap-option="wrap"/>
      <style:text-properties style:font-name="Helvetica" style:font-name-asian="Helvetica" style:font-name-complex="Helvetica" fo:font-size="7pt" style:font-size-asian="7pt" style:font-size-complex="7pt"/>
    </style:style>
    <style:style style:name="ce10" style:family="table-cell" style:parent-style-name="Default" style:data-style-name="N4"/>
    <style:style style:name="ce11" style:family="table-cell" style:parent-style-name="Virg_252_l" style:data-style-name="N36">
      <style:table-cell-properties fo:background-color="#FCE4D6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FCE4D6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9FF66"/>
    </style:style>
    <style:style style:name="ce17" style:family="table-cell" style:parent-style-name="Default" style:data-style-name="N37">
      <style:table-cell-properties fo:background-color="#FFFF00"/>
    </style:style>
    <style:style style:name="ce18" style:family="table-cell" style:parent-style-name="Default" style:data-style-name="N4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99FF66"/>
    </style:style>
    <style:style style:name="ce20" style:family="table-cell" style:parent-style-name="Default" style:data-style-name="N4">
      <style:table-cell-properties fo:background-color="#99FF66"/>
      <style:text-properties fo:color="#FF0000"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9999"/>
    </style:style>
    <style:style style:name="ce24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fo:background-color="#FFCC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automatic" fo:background-color="#FF99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8"/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4">
      <style:table-cell-properties fo:background-color="#FFF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fo:background-color="#99FFFF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39" style:family="table-cell" style:parent-style-name="Default" style:data-style-name="N0">
      <style:table-cell-properties fo:border-top="thin double #000000" fo:border-bottom="thin double #000000" fo:border-left="none" fo:border-right="none" fo:background-color="#99FFFF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/>
      <style:text-properties style:font-name="Helvetica" style:font-name-asian="Helvetica" style:font-name-complex="Helvetica" fo:font-size="7pt" style:font-size-asian="7pt" style:font-size-complex="7pt"/>
    </style:style>
    <style:style style:name="ce42" style:family="table-cell" style:parent-style-name="Default" style:data-style-name="N40">
      <style:table-cell-properties fo:background-color="#99FF66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99FF66"/>
      <style:text-properties fo:font-weight="bold" style:font-weight-asian="bold" style:font-weight-complex="bold"/>
    </style:style>
    <style:style style:name="ce44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to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666875cm" style:use-optimal-column-width="true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2.56645833333333cm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mu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2">
            <text:p>31-03-2025 KİRA BİLDİRİMİ – GELİR VERGİSİ HESAPLAMA</text:p>
          </table:table-cell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">
            <text:p>Banka Ödemesi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5" table:style-name="ce1"/>
          <table:table-cell table:style-name="ce4"/>
          <table:table-cell table:style-name="ce1"/>
          <table:table-cell table:style-name="ce5"/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[.G5]/80*100" table:style-name="ce6">
            <text:p>93750</text:p>
          </table:table-cell>
          <table:table-cell office:value-type="string" table:style-name="ce1">
            <text:p>doğuş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dem duman</text:p>
          </table:table-cell>
          <table:table-cell office:value-type="float" office:value="75000" table:style-name="ce7">
            <text:p>75.000,00</text:p>
          </table:table-cell>
          <table:table-cell office:value-type="date" office:date-value="2024-01-08T00:00:00" table:style-name="ce8">
            <text:p>8.01.2024</text:p>
          </table:table-cell>
          <table:table-cell office:value-type="float" office:value="18750" table:formula="of:=[.B5]*[.E5]/100" table:style-name="ce5">
            <text:p>18.75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6]*[.E6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7]*[.E7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8]*[.E8]/100" table:style-name="ce5">
            <text:p>0,00</text:p>
          </table:table-cell>
          <table:table-cell table:style-name="ce9"/>
          <table:table-cell table:number-columns-repeated="16374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9]*[.E9]/100" table:style-name="ce5">
            <text:p>0,00</text:p>
          </table:table-cell>
          <table:table-cell table:style-name="ce9"/>
          <table:table-cell table:number-columns-repeated="16374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10"/>
          <table:table-cell table:style-name="ce1"/>
          <table:table-cell office:value-type="float" office:value="0" table:formula="of:=[.B10]*[.E10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SUM([.B5:.B10])" table:style-name="ce11">
            <text:p><text:s/>93.750,00<text:s/></text:p>
          </table:table-cell>
          <table:table-cell table:number-columns-repeated="6" table:style-name="ce1"/>
          <table:table-cell office:value-type="float" office:value="18750" table:formula="of:=SUM([.I4:.I10])" table:style-name="ce12">
            <text:p>18.75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3">
            <text:p>götürü</text:p>
          </table:table-cell>
          <table:table-cell office:value-type="string" table:style-name="ce13">
            <text:p>vergiye tabii</text:p>
          </table:table-cell>
          <table:table-cell table:style-name="ce14"/>
          <table:table-cell table:style-name="ce13"/>
          <table:table-cell office:value-type="string" table:style-name="ce13">
            <text:p>gelir dilimi</text:p>
          </table:table-cell>
          <table:table-cell table:style-name="ce13"/>
          <table:table-cell office:value-type="string" table:style-name="ce13">
            <text:p>stopaj</text:p>
          </table:table-cell>
          <table:table-cell office:value-type="string" table:style-name="ce13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3">
            <text:p>indirimi</text:p>
          </table:table-cell>
          <table:table-cell office:value-type="string" table:style-name="ce13">
            <text:p>gelir</text:p>
          </table:table-cell>
          <table:table-cell table:style-name="ce14"/>
          <table:table-cell table:number-columns-repeated="5" table:style-name="ce13"/>
          <table:table-cell table:number-columns-repeated="16374"/>
        </table:table-row>
        <table:table-row table:style-name="ro2">
          <table:table-cell/>
          <table:table-cell office:value-type="string" table:style-name="ce15">
            <text:p>toplam</text:p>
          </table:table-cell>
          <table:table-cell office:value-type="string" table:style-name="ce16">
            <text:p>%</text:p>
          </table:table-cell>
          <table:table-cell table:style-name="ce16"/>
          <table:table-cell office:value-type="string" table:style-name="ce17">
            <text:p>%</text:p>
          </table:table-cell>
          <table:table-cell office:value-type="string" table:style-name="ce4">
            <text:p>vergi</text:p>
          </table:table-cell>
          <table:table-cell office:value-type="string" table:style-name="ce4">
            <text:p>dilime denk</text:p>
          </table:table-cell>
          <table:table-cell office:value-type="string" table:style-name="ce4">
            <text:p>dilime denk</text:p>
          </table:table-cell>
          <table:table-cell office:value-type="string" table:style-name="ce16">
            <text:p>%</text:p>
          </table:table-cell>
          <table:table-cell table:style-name="ce16"/>
          <table:table-cell table:number-columns-repeated="16374"/>
        </table:table-row>
        <table:table-row table:style-name="ro2">
          <table:table-cell/>
          <table:table-cell office:value-type="string" table:style-name="ce15">
            <text:p>kira</text:p>
          </table:table-cell>
          <table:table-cell office:value-type="float" office:value="15" table:style-name="ce16">
            <text:p>15</text:p>
          </table:table-cell>
          <table:table-cell table:style-name="ce16"/>
          <table:table-cell table:style-name="ce17"/>
          <table:table-cell office:value-type="string" table:style-name="ce4">
            <text:p>dilimi</text:p>
          </table:table-cell>
          <table:table-cell office:value-type="string" table:style-name="ce4">
            <text:p>gelen miktar</text:p>
          </table:table-cell>
          <table:table-cell office:value-type="string" table:style-name="ce4">
            <text:p>gelen vergi</text:p>
          </table:table-cell>
          <table:table-cell office:value-type="float" office:value="20" table:style-name="ce16">
            <text:p>20</text:p>
          </table:table-cell>
          <table:table-cell table:style-name="ce16"/>
          <table:table-cell table:number-columns-repeated="16374"/>
        </table:table-row>
        <table:table-row table:style-name="ro2">
          <table:table-cell/>
          <table:table-cell office:value-type="float" office:value="93750" table:formula="of:=[.B11]" table:style-name="ce18">
            <text:p>93.750,00</text:p>
          </table:table-cell>
          <table:table-cell office:value-type="float" office:value="14062.5" table:formula="of:=[.B17]*[.C16]/100" table:style-name="ce19">
            <text:p>14.062,50</text:p>
          </table:table-cell>
          <table:table-cell office:value-type="float" office:value="79687.5" table:formula="of:=[.B17]-[.C17]" table:style-name="ce20">
            <text:p>79.687,50</text:p>
          </table:table-cell>
          <table:table-cell office:value-type="float" office:value="15" table:style-name="ce17">
            <text:p>15</text:p>
          </table:table-cell>
          <table:table-cell office:value-type="float" office:value="158000" table:style-name="ce7">
            <text:p>158.000,00</text:p>
          </table:table-cell>
          <table:table-cell office:value-type="float" office:value="79687.5" table:formula="of:=IF([.D17]&gt;[.F17];[.F17];[.D17])" table:style-name="ce7">
            <text:p>79.687,50</text:p>
          </table:table-cell>
          <table:table-cell office:value-type="float" office:value="11953.125" table:formula="of:=[.G17]*[.E17]/100" table:style-name="ce7">
            <text:p>11.953,13</text:p>
          </table:table-cell>
          <table:table-cell office:value-type="float" office:value="18750" table:formula="of:=SUM([.I4:.I10])" table:style-name="ce5">
            <text:p>18.750,00</text:p>
          </table:table-cell>
          <table:table-cell office:value-type="float" office:value="6796.875" table:formula="of:=[.I17]-[.H17]" table:style-name="ce19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7]&gt;0;[.D17]-[.F17];0)" table:style-name="ce19">
            <text:p>0,00</text:p>
          </table:table-cell>
          <table:table-cell office:value-type="float" office:value="20" table:style-name="ce17">
            <text:p>20</text:p>
          </table:table-cell>
          <table:table-cell office:value-type="float" office:value="330000" table:style-name="ce7">
            <text:p>330.000,00</text:p>
          </table:table-cell>
          <table:table-cell office:value-type="float" office:value="0" table:formula="of:=IF(([.D17]-[.F17]&gt;=[.F18]);[.F18];[.D18])" table:style-name="ce7">
            <text:p>0,00</text:p>
          </table:table-cell>
          <table:table-cell office:value-type="float" office:value="0" table:formula="of:=([.G18])*[.E18]/100" table:style-name="ce7">
            <text:p>0,00</text:p>
          </table:table-cell>
          <table:table-cell table:style-name="ce19"/>
          <table:table-cell office:value-type="float" office:value="0" table:formula="of:=[.I18]-[.H18]" table:style-name="ce19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8]&gt;=0;[.D17]-[.F18];0)" table:style-name="ce19">
            <text:p>0,00</text:p>
          </table:table-cell>
          <table:table-cell office:value-type="float" office:value="27" table:style-name="ce17">
            <text:p>27</text:p>
          </table:table-cell>
          <table:table-cell office:value-type="float" office:value="800000" table:style-name="ce7">
            <text:p>800.000,00</text:p>
          </table:table-cell>
          <table:table-cell office:value-type="float" office:value="0" table:formula="of:=IF([.D19]&gt;[.F19];[.F19];[.D19])" table:style-name="ce7">
            <text:p>0,00</text:p>
          </table:table-cell>
          <table:table-cell office:value-type="float" office:value="0" table:formula="of:=[.G19]*[.E19]/100" table:style-name="ce7">
            <text:p>0,00</text:p>
          </table:table-cell>
          <table:table-cell table:style-name="ce19"/>
          <table:table-cell office:value-type="float" office:value="0" table:formula="of:=[.I19]-[.H19]" table:style-name="ce19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9]&gt;0;[.D17]-[.F19];0)" table:style-name="ce19">
            <text:p>0,00</text:p>
          </table:table-cell>
          <table:table-cell office:value-type="float" office:value="35" table:style-name="ce17">
            <text:p>35</text:p>
          </table:table-cell>
          <table:table-cell office:value-type="float" office:value="4300000" table:style-name="ce7">
            <text:p>4.300.000,00</text:p>
          </table:table-cell>
          <table:table-cell office:value-type="float" office:value="0" table:formula="of:=IF([.D20]&gt;[.F20];[.F20];[.D20])" table:style-name="ce7">
            <text:p>0,00</text:p>
          </table:table-cell>
          <table:table-cell office:value-type="float" office:value="0" table:formula="of:=[.G20]*[.E20]/100" table:style-name="ce7">
            <text:p>0,00</text:p>
          </table:table-cell>
          <table:table-cell table:style-name="ce19"/>
          <table:table-cell office:value-type="float" office:value="0" table:formula="of:=[.I20]-[.H20]" table:style-name="ce19">
            <text:p>0,00</text:p>
          </table:table-cell>
          <table:table-cell table:number-columns-repeated="16374" table:style-name="ce1"/>
        </table:table-row>
        <table:table-row table:style-name="ro2">
          <table:table-cell/>
          <table:table-cell table:style-name="ce1"/>
          <table:table-cell office:value-type="float" office:value="7.25" table:formula="of:=[.I21]*100/[.B17]" table:style-name="ce21">
            <text:p>7,25</text:p>
          </table:table-cell>
          <table:table-cell table:style-name="ce19"/>
          <table:table-cell office:value-type="float" office:value="0.15" table:formula="of:=[.H21]/[.D17]" table:style-name="ce17"/>
          <table:table-cell table:number-columns-repeated="2" table:style-name="ce7"/>
          <table:table-cell office:value-type="float" office:value="11953.125" table:formula="of:=SUM([.H17:.H20])" table:style-name="ce22">
            <text:p>11.953,13</text:p>
          </table:table-cell>
          <table:table-cell office:value-type="float" office:value="6796.875" table:formula="of:=[.I17]-[.H21]" table:style-name="ce23">
            <text:p>6.796,88</text:p>
          </table:table-cell>
          <table:table-cell office:value-type="float" office:value="6796.875" table:formula="of:=SUM([.J17:.J20])" table:style-name="ce24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6">
            <text:p>İADE ORANI</text:p>
          </table:table-cell>
          <table:table-cell table:style-name="ce1"/>
          <table:table-cell table:style-name="ce3"/>
          <table:table-cell office:value-type="float" office:value="15" table:formula="of:=[.H21]/[.D17]*100" table:style-name="ce10">
            <text:p>15,00</text:p>
          </table:table-cell>
          <table:table-cell table:style-name="ce1"/>
          <table:table-cell office:value-type="string" table:style-name="ce25">
            <text:p>GELİR VERGİSİ</text:p>
          </table:table-cell>
          <table:table-cell table:style-name="ce26"/>
          <table:table-cell office:value-type="string" table:style-name="ce27">
            <text:p>İADE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28"/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3"/>
          <table:table-cell table:style-name="ce10"/>
          <table:table-cell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30">
            <text:p>11/12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kirabedeli*4005437*FAST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12110945028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33">
            <text:p>11/11/2024</text:p>
          </table:table-cell>
          <table:table-cell office:value-type="float" office:value="15000" table:style-name="ce7">
            <text:p>15.000,00</text:p>
          </table:table-cell>
          <table:table-cell table:style-name="ce1"/>
          <table:table-cell office:value-type="string" table:style-name="ce34">
            <text:p>ADEM DUMAN*0203**4021282*FAST</text:p>
          </table:table-cell>
          <table:table-cell table:style-name="ce34"/>
          <table:table-cell table:number-columns-repeated="2" table:style-name="ce1"/>
          <table:table-cell office:value-type="string" table:style-name="ce1">
            <text:p>15800038278920241109140216511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string" table:style-name="ce33">
            <text:p>09/10/2024</text:p>
          </table:table-cell>
          <table:table-cell office:value-type="float" office:value="15000" table:style-name="ce7">
            <text:p>15.000,00</text:p>
          </table:table-cell>
          <table:table-cell table:style-name="ce1"/>
          <table:table-cell office:value-type="string" table:style-name="ce34">
            <text:p>ADEM DUMAN*0203*kirabedeli*4036810*FAST</text:p>
          </table:table-cell>
          <table:table-cell table:style-name="ce34"/>
          <table:table-cell table:number-columns-repeated="2" table:style-name="ce1"/>
          <table:table-cell office:value-type="string" table:style-name="ce1">
            <text:p>15800038278920241009225504834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string" table:style-name="ce30">
            <text:p>09/09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KİRABEDELİ*0043562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0909140228842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1">
          <table:table-cell/>
          <table:table-cell office:value-type="string" table:style-name="ce30">
            <text:p>08/07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-*0004139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0708093822809</text:p>
          </table:table-cell>
          <table:table-cell table:style-name="ce1"/>
          <table:table-cell table:style-name="ce35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  <table:table table:name="alumba" table:style-name="ta2"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2">
            <text:p>31-03-2025 KİRA BİLDİRİMİ – GELİR VERGİSİ HESAPLAMA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36">
            <text:p>adres kod</text:p>
          </table:table-cell>
          <table:table-cell office:value-type="float" office:value="2146940545" table:style-name="ce36">
            <text:p>2146940545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">
            <text:p>Banka Ödemesi</text:p>
          </table:table-cell>
          <table:table-cell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sny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md trgt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formula="of:=[.B4]*[.E4]/100" table:style-name="ce5">
            <text:p>0,00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float" office:value="30000" table:formula="of:=[.G5]/80*100" table:style-name="ce37">
            <text:p>30000</text:p>
          </table:table-cell>
          <table:table-cell office:value-type="string" table:style-name="ce1">
            <text:p>snyB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nt</text:p>
          </table:table-cell>
          <table:table-cell office:value-type="float" office:value="24000" table:style-name="ce7">
            <text:p>24.000,00</text:p>
          </table:table-cell>
          <table:table-cell office:value-type="date" office:date-value="2024-01-08T00:00:00" table:style-name="ce8">
            <text:p>8.01.2024</text:p>
          </table:table-cell>
          <table:table-cell office:value-type="float" office:value="6000" table:formula="of:=[.B5]*[.E5]/100" table:style-name="ce5">
            <text:p>6.000,00</text:p>
          </table:table-cell>
          <table:table-cell office:value-type="string" table:style-name="ce38">
            <text:p>1 2686 16</text:p>
          </table:table-cell>
          <table:table-cell table:number-columns-repeated="16374" table:style-name="ce1"/>
        </table:table-row>
        <table:table-row table:style-name="ro4">
          <table:table-cell/>
          <table:table-cell office:value-type="float" office:value="106250" table:formula="of:=[.G6]/80*100" table:style-name="ce39">
            <text:p>106250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85000" table:style-name="ce7">
            <text:p>85.000,00</text:p>
          </table:table-cell>
          <table:table-cell office:value-type="date" office:date-value="2024-04-15T00:00:00" table:style-name="ce8">
            <text:p>15.04.2024</text:p>
          </table:table-cell>
          <table:table-cell office:value-type="float" office:value="21250" table:formula="of:=[.B6]*[.E6]/100" table:style-name="ce5">
            <text:p>21.250,00</text:p>
          </table:table-cell>
          <table:table-cell office:value-type="string" table:style-name="ce40">
            <text:p>1 2686 16</text:p>
          </table:table-cell>
          <table:table-cell office:value-type="float" office:value="85000" table:style-name="ce7">
            <text:p>85.000,00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87500" table:formula="of:=[.G7]/80*100" table:style-name="ce6">
            <text:p>187500</text:p>
          </table:table-cell>
          <table:table-cell office:value-type="string" table:style-name="ce1">
            <text:p>snyF</text:p>
          </table:table-cell>
          <table:table-cell office:value-type="string" table:style-name="ce1">
            <text:p>icrad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150000" table:style-name="ce7">
            <text:p>150.000,00</text:p>
          </table:table-cell>
          <table:table-cell office:value-type="date" office:date-value="2024-11-08T00:00:00" table:style-name="ce8">
            <text:p>8.11.2024</text:p>
          </table:table-cell>
          <table:table-cell office:value-type="float" office:value="37500" table:formula="of:=[.B7]*[.E7]/100" table:style-name="ce5">
            <text:p>37.500,00</text:p>
          </table:table-cell>
          <table:table-cell office:value-type="string" table:style-name="ce9">
            <text:p>1 6219 30</text:p>
          </table:table-cell>
          <table:table-cell office:value-type="float" office:value="150000" table:style-name="ce7">
            <text:p>150.000,00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41250" table:formula="of:=[.G8]/80*100" table:style-name="ce37">
            <text:p>41250</text:p>
          </table:table-cell>
          <table:table-cell office:value-type="string" table:style-name="ce1">
            <text:p>sny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üleyman</text:p>
          </table:table-cell>
          <table:table-cell office:value-type="float" office:value="33000" table:style-name="ce7">
            <text:p>33.000,00</text:p>
          </table:table-cell>
          <table:table-cell office:value-type="date" office:date-value="2024-06-06T00:00:00" table:style-name="ce8">
            <text:p>6.06.2024</text:p>
          </table:table-cell>
          <table:table-cell office:value-type="float" office:value="8250" table:formula="of:=[.B8]*[.E8]/100" table:style-name="ce5">
            <text:p>8.250,00</text:p>
          </table:table-cell>
          <table:table-cell table:style-name="ce4"/>
          <table:table-cell table:number-columns-repeated="16374" table:style-name="ce1"/>
        </table:table-row>
        <table:table-row table:style-name="ro4">
          <table:table-cell/>
          <table:table-cell office:value-type="float" office:value="273750" table:style-name="ce37">
            <text:p>273750</text:p>
          </table:table-cell>
          <table:table-cell office:value-type="string" table:style-name="ce1">
            <text:p>snyCD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emirel</text:p>
          </table:table-cell>
          <table:table-cell office:value-type="float" office:value="219000" table:style-name="ce7">
            <text:p>219.000,00</text:p>
          </table:table-cell>
          <table:table-cell office:value-type="date" office:date-value="2024-12-08T00:00:00" table:style-name="ce8">
            <text:p>8.12.2024</text:p>
          </table:table-cell>
          <table:table-cell office:value-type="float" office:value="54750" table:formula="of:=[.B9]*[.E9]/100" table:style-name="ce5">
            <text:p>54.750,00</text:p>
          </table:table-cell>
          <table:table-cell office:value-type="string" table:style-name="ce41">
            <text:p>1 6219 30</text:p>
          </table:table-cell>
          <table:table-cell table:number-columns-repeated="16374" table:style-name="ce1"/>
        </table:table-row>
        <table:table-row table:style-name="ro3">
          <table:table-cell/>
          <table:table-cell table:style-name="ce6"/>
          <table:table-cell office:value-type="string" table:style-name="ce1">
            <text:p>sny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tin</text:p>
          </table:table-cell>
          <table:table-cell office:value-type="float" office:value="0" table:formula="of:=[.B10]-[.I10]" table:style-name="ce10">
            <text:p>0,00</text:p>
          </table:table-cell>
          <table:table-cell table:style-name="ce1"/>
          <table:table-cell office:value-type="float" office:value="0" table:formula="of:=[.B10]*[.E10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638750" table:formula="of:=SUM([.B5:.B10])" table:style-name="ce11">
            <text:p><text:s/>638.750,00<text:s/></text:p>
          </table:table-cell>
          <table:table-cell table:number-columns-repeated="6" table:style-name="ce1"/>
          <table:table-cell office:value-type="float" office:value="127750" table:formula="of:=SUM([.I4:.I10])" table:style-name="ce12">
            <text:p>127.750,00</text:p>
          </table:table-cell>
          <table:table-cell office:value-type="float" office:value="293750" table:formula="of:=[.K11]/80*100" table:style-name="ce6">
            <text:p>293750</text:p>
          </table:table-cell>
          <table:table-cell office:value-type="float" office:value="235000" table:formula="of:=SUM([.K6:.K10])" table:style-name="ce10">
            <text:p>235.000,00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5" table:style-name="ce1"/>
          <table:table-cell office:value-type="float" office:value="58750" table:formula="of:=[.J11]-[.K11]" table:style-name="ce10">
            <text:p>58.75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3">
            <text:p>götürü</text:p>
          </table:table-cell>
          <table:table-cell office:value-type="string" table:style-name="ce13">
            <text:p>vergiye tabii</text:p>
          </table:table-cell>
          <table:table-cell table:style-name="ce14"/>
          <table:table-cell table:style-name="ce13"/>
          <table:table-cell office:value-type="string" table:style-name="ce13">
            <text:p>gelir dilimi</text:p>
          </table:table-cell>
          <table:table-cell table:style-name="ce13"/>
          <table:table-cell office:value-type="string" table:style-name="ce13">
            <text:p>stopaj</text:p>
          </table:table-cell>
          <table:table-cell office:value-type="string" table:style-name="ce13">
            <text:p>vergi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3">
            <text:p>indirimi</text:p>
          </table:table-cell>
          <table:table-cell office:value-type="string" table:style-name="ce13">
            <text:p>gelir</text:p>
          </table:table-cell>
          <table:table-cell table:style-name="ce14"/>
          <table:table-cell office:value-type="float" office:value="2024" table:style-name="ce13">
            <text:p>2024</text:p>
          </table:table-cell>
          <table:table-cell table:number-columns-repeated="4" table:style-name="ce13"/>
          <table:table-cell table:number-columns-repeated="16374" table:style-name="ce1"/>
        </table:table-row>
        <table:table-row table:style-name="ro2">
          <table:table-cell/>
          <table:table-cell office:value-type="string" table:style-name="ce15">
            <text:p>toplam</text:p>
          </table:table-cell>
          <table:table-cell office:value-type="string" table:style-name="ce16">
            <text:p>%</text:p>
          </table:table-cell>
          <table:table-cell table:style-name="ce16"/>
          <table:table-cell office:value-type="string" table:style-name="ce17">
            <text:p>%</text:p>
          </table:table-cell>
          <table:table-cell office:value-type="string" table:style-name="ce1">
            <text:p>dilimler</text:p>
          </table:table-cell>
          <table:table-cell office:value-type="string" table:style-name="ce4">
            <text:p>vergi</text:p>
          </table:table-cell>
          <table:table-cell office:value-type="string" table:style-name="ce4">
            <text:p>dilime denk</text:p>
          </table:table-cell>
          <table:table-cell office:value-type="string" table:style-name="ce4">
            <text:p>dilime denk</text:p>
          </table:table-cell>
          <table:table-cell office:value-type="string" table:style-name="ce16">
            <text:p>%</text:p>
          </table:table-cell>
          <table:table-cell table:style-name="ce16"/>
          <table:table-cell table:number-columns-repeated="16373"/>
        </table:table-row>
        <table:table-row table:style-name="ro2">
          <table:table-cell/>
          <table:table-cell office:value-type="string" table:style-name="ce15">
            <text:p>kira</text:p>
          </table:table-cell>
          <table:table-cell office:value-type="float" office:value="15" table:style-name="ce16">
            <text:p>15</text:p>
          </table:table-cell>
          <table:table-cell table:style-name="ce16"/>
          <table:table-cell table:style-name="ce17"/>
          <table:table-cell table:style-name="ce1"/>
          <table:table-cell office:value-type="string" table:style-name="ce4">
            <text:p>dilimi</text:p>
          </table:table-cell>
          <table:table-cell office:value-type="string" table:style-name="ce4">
            <text:p>gelen miktar</text:p>
          </table:table-cell>
          <table:table-cell office:value-type="string" table:style-name="ce4">
            <text:p>gelen vergi</text:p>
          </table:table-cell>
          <table:table-cell office:value-type="float" office:value="20" table:style-name="ce16">
            <text:p>20</text:p>
          </table:table-cell>
          <table:table-cell table:style-name="ce16"/>
          <table:table-cell table:number-columns-repeated="16373"/>
        </table:table-row>
        <table:table-row table:style-name="ro2">
          <table:table-cell/>
          <table:table-cell office:value-type="float" office:value="638750" table:formula="of:=[.B11]" table:style-name="ce18">
            <text:p>638.750,00</text:p>
          </table:table-cell>
          <table:table-cell office:value-type="float" office:value="95812.5" table:formula="of:=[.B17]*[.C16]/100" table:style-name="ce19">
            <text:p>95.812,50</text:p>
          </table:table-cell>
          <table:table-cell office:value-type="float" office:value="542937.5" table:formula="of:=[.B17]-[.C17]" table:style-name="ce20">
            <text:p>542.937,50</text:p>
          </table:table-cell>
          <table:table-cell office:value-type="float" office:value="15" table:style-name="ce17">
            <text:p>15</text:p>
          </table:table-cell>
          <table:table-cell office:value-type="float" office:value="110000" table:style-name="ce1">
            <text:p>110000</text:p>
          </table:table-cell>
          <table:table-cell office:value-type="float" office:value="110000" table:formula="of:=[.F17]" table:style-name="ce7">
            <text:p>110.000,00</text:p>
          </table:table-cell>
          <table:table-cell office:value-type="float" office:value="110000" table:formula="of:=IF([.D17]&gt;=[.G17];[.G17];[.D17])" table:style-name="ce7">
            <text:p>110.000,00</text:p>
          </table:table-cell>
          <table:table-cell office:value-type="float" office:value="16500" table:formula="of:=[.H17]*[.E17]/100" table:style-name="ce7">
            <text:p>16.500,00</text:p>
          </table:table-cell>
          <table:table-cell office:value-type="float" office:value="127750" table:formula="of:=SUM([.I4:.I10])" table:style-name="ce5">
            <text:p>127.750,00</text:p>
          </table:table-cell>
          <table:table-cell office:value-type="float" office:value="111250" table:formula="of:=[.J17]-[.I17]" table:style-name="ce19">
            <text:p>111.25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432937.5" table:formula="of:=IF([.D17]-[.G17]&gt;0;[.D17]-[.G17];0)" table:style-name="ce19">
            <text:p>432.937,50</text:p>
          </table:table-cell>
          <table:table-cell office:value-type="float" office:value="20" table:style-name="ce17">
            <text:p>20</text:p>
          </table:table-cell>
          <table:table-cell office:value-type="float" office:value="230000" table:style-name="ce1">
            <text:p>230000</text:p>
          </table:table-cell>
          <table:table-cell office:value-type="float" office:value="120000" table:formula="of:=[.F18]-[.G17]" table:style-name="ce7">
            <text:p>120.000,00</text:p>
          </table:table-cell>
          <table:table-cell office:value-type="float" office:value="120000" table:formula="of:=IF([.D18]&gt;=[.G18];[.G18];[.D18])" table:style-name="ce7">
            <text:p>120.000,00</text:p>
          </table:table-cell>
          <table:table-cell office:value-type="float" office:value="24000" table:formula="of:=[.H18]*[.E18]/100" table:style-name="ce7">
            <text:p>24.000,00</text:p>
          </table:table-cell>
          <table:table-cell table:style-name="ce19"/>
          <table:table-cell office:value-type="float" office:value="-24000" table:formula="of:=[.J18]-[.I18]" table:style-name="ce19">
            <text:p>-24.00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312937.5" table:formula="of:=IF([.D18]-[.G18]&gt;=0;[.D17]-[.G18]-[.G17];0)" table:style-name="ce19">
            <text:p>312.937,50</text:p>
          </table:table-cell>
          <table:table-cell office:value-type="float" office:value="27" table:style-name="ce17">
            <text:p>27</text:p>
          </table:table-cell>
          <table:table-cell office:value-type="float" office:value="580000" table:style-name="ce1">
            <text:p>580000</text:p>
          </table:table-cell>
          <table:table-cell office:value-type="float" office:value="350000" table:formula="of:=[.F19]-[.G18]-[.G17]" table:style-name="ce7">
            <text:p>350.000,00</text:p>
          </table:table-cell>
          <table:table-cell office:value-type="float" office:value="312937.5" table:formula="of:=IF([.D19]&gt;=[.G19];[.G19];[.D19])" table:style-name="ce7">
            <text:p>312.937,50</text:p>
          </table:table-cell>
          <table:table-cell office:value-type="float" office:value="84493.125" table:formula="of:=[.H19]*[.E19]/100" table:style-name="ce7">
            <text:p>84.493,13</text:p>
          </table:table-cell>
          <table:table-cell table:style-name="ce19"/>
          <table:table-cell office:value-type="float" office:value="-84493.125" table:formula="of:=[.J19]-[.I19]" table:style-name="ce19">
            <text:p>-84.493,13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9]-[.G19]&gt;=0;[.D18]-[.G19]-[.G18];0)" table:style-name="ce19">
            <text:p>0,00</text:p>
          </table:table-cell>
          <table:table-cell office:value-type="float" office:value="35" table:style-name="ce17">
            <text:p>35</text:p>
          </table:table-cell>
          <table:table-cell office:value-type="float" office:value="3000000" table:style-name="ce1">
            <text:p>3000000</text:p>
          </table:table-cell>
          <table:table-cell office:value-type="float" office:value="2420000" table:formula="of:=[.F20]-[.G19]-[.G18]-[.G17]" table:style-name="ce7">
            <text:p>2.420.000,00</text:p>
          </table:table-cell>
          <table:table-cell office:value-type="float" office:value="0" table:formula="of:=IF([.D20]&gt;=[.G20];[.G20];[.D20])" table:style-name="ce7">
            <text:p>0,00</text:p>
          </table:table-cell>
          <table:table-cell office:value-type="float" office:value="0" table:formula="of:=[.H20]*[.E20]/100" table:style-name="ce7">
            <text:p>0,00</text:p>
          </table:table-cell>
          <table:table-cell table:style-name="ce19"/>
          <table:table-cell office:value-type="float" office:value="0" table:formula="of:=[.J20]-[.I20]" table:style-name="ce19">
            <text:p>0,00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float" office:value="4.3160469667318981E-3" table:formula="of:=[.J21]*100/[.B17]/100" table:style-name="ce42">
            <text:p>0,004316</text:p>
          </table:table-cell>
          <table:table-cell table:style-name="ce19"/>
          <table:table-cell office:value-type="float" office:value="0.2302164153332566" table:formula="of:=[.I21]/[.D17]" table:style-name="ce17"/>
          <table:table-cell table:style-name="ce1"/>
          <table:table-cell table:number-columns-repeated="2" table:style-name="ce7"/>
          <table:table-cell office:value-type="float" office:value="124993.125" table:formula="of:=SUM([.I17:.I20])" table:style-name="ce22">
            <text:p>124.993,13</text:p>
          </table:table-cell>
          <table:table-cell office:value-type="float" office:value="2756.875" table:formula="of:=[.J17]-[.I21]" table:style-name="ce23">
            <text:p>2.756,88</text:p>
          </table:table-cell>
          <table:table-cell office:value-type="float" office:value="2756.875" table:formula="of:=SUM([.K17:.K20])" table:style-name="ce24">
            <text:p>2.756,88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43">
            <text:p>İADE ORANI</text:p>
          </table:table-cell>
          <table:table-cell table:style-name="ce1"/>
          <table:table-cell table:style-name="ce3"/>
          <table:table-cell table:style-name="ce1"/>
          <table:table-cell office:value-type="float" office:value="23.02164153332566" table:formula="of:=[.I21]/[.D17]*100" table:style-name="ce10">
            <text:p>23,02</text:p>
          </table:table-cell>
          <table:table-cell table:style-name="ce1"/>
          <table:table-cell office:value-type="string" table:style-name="ce25">
            <text:p>GELİR VERGİSİ</text:p>
          </table:table-cell>
          <table:table-cell table:style-name="ce26"/>
          <table:table-cell office:value-type="string" table:style-name="ce27">
            <text:p>İADE</text:p>
          </table:table-cell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10"/>
          <table:table-cell table:style-name="ce3"/>
          <table:table-cell table:number-columns-repeated="2" table:style-name="ce1"/>
          <table:table-cell office:value-type="float" office:value="542937.5" table:formula="of:=SUM([.H17:.H22])" table:style-name="ce10">
            <text:p>542.937,5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office:value-type="string" table:style-name="ce1">
            <text:p>hesap</text:p>
          </table:table-cell>
          <table:table-cell table:style-name="ce1"/>
          <table:table-cell table:number-columns-repeated="2" table:style-name="ce26"/>
          <table:table-cell table:number-columns-repeated="16375" table:style-name="ce1"/>
        </table:table-row>
        <table:table-row table:style-name="ro1">
          <table:table-cell/>
          <table:table-cell office:value-type="date" office:date-value="2025-01-03T00:00:00" table:style-name="ce44">
            <text:p>3.01.2025</text:p>
          </table:table-cell>
          <table:table-cell office:value-type="float" office:value="290000" table:style-name="ce10">
            <text:p>290.000,00</text:p>
          </table:table-cell>
          <table:table-cell office:value-type="string" table:style-name="ce10">
            <text:p>salih ant</text:p>
          </table:table-cell>
          <table:table-cell table:style-name="ce13"/>
          <table:table-cell office:value-type="string" table:style-name="ce9">
            <text:p>1 6219 30</text:p>
          </table:table-cell>
          <table:table-cell office:value-type="string" table:style-name="ce29">
            <text:p>Havale</text:p>
          </table:table-cell>
          <table:table-cell table:style-name="ce45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3" table:style-name="ce1"/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2" table:style-name="ce1"/>
          <table:table-cell table:style-name="ce2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Toplam Kira Geliri:<text:span text:style-name="T1"> 638.750,00 TL</text:span>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İndirilebilecek Giderler Toplamı:<text:span text:style-name="T1"> 95.812,50 TL</text:span>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2">
            <text:p>Vergiye Tabi Gelir:<text:span text:style-name="T1"> 542.937,5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esaplanan Gelir Vergisi:<text:span text:style-name="T1"> 124.993,12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Stopaj Yoluyla Ödenen Vergiler:<text:span text:style-name="T1"> 127.750,0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Ödenecek Kira Gelir Vergisi:<text:span text:style-name="T1"> 0,0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Ödenecek Damga Vergisi (2025):<text:span text:style-name="T1"> 672,4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Ödenecek Vergiler Toplamı:<text:span text:style-name="T1"> 672,4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İade Alınacak Vergi:<text:span text:style-name="T1"> 2.756,88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Gerçekleşen Vergi Oranı:<text:span text:style-name="T1"> %19,67 (Vergilerin toplamının, toplam brüt kira gelirine oranıdır.)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Beyanname Verme Dönemi:<text:span text:style-name="T1"> 1 - 31 Mart 2025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2024 Vergi Dilimleri:<text:span text:style-name="T1"> 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6">
            <text:p>110.000 TL'ye kadar %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6">
            <text:p>230.000 TL'nin 110.000 TL'si için 16.500 TL, fazlası için %2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6">
            <text:p>580.000 TL'nin 230.000 TL'si için 40.500 TL, fazlası için %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6">
            <text:p>3.000.000 TL'nin 580.000 TL'si için 135.000 TL, fazlası için %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6">
            <text:p>3.000.000 TL'den fazlasının 3.000.000 TL'si için 982.000 TL, fazlası için %40</text:p>
          </table:table-cell>
          <table:table-cell table:number-columns-repeated="1638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0" number:min-decimal-places="0" number:min-integer-digits="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date-style style:name="N39">
      <number:day/>
      <number:text>.</number:text>
      <number:month number:style="long"/>
      <number:text>.</number:text>
      <number:year number:style="long"/>
    </number:date-style>
    <number:number-style style:name="N40">
      <number:number number:decimal-places="6" number:min-decimal-places="6" number:min-integer-digits="1" number:grouping="true"/>
    </number:number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36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mtbc honeyer</dc:creator>
    <meta:creation-date>2019-05-22T15:27:41Z</meta:creation-date>
    <dc:date>2025-03-31T16:25:30Z</dc:date>
    <meta:editing-cycles>13</meta:editing-cycles>
    <meta:editing-duration>PT8430S</meta:editing-duration>
  </office:meta>
</office:document-meta>
</file>